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C000002645F7F39CE.png" manifest:media-type="image/png"/>
  <manifest:file-entry manifest:full-path="Pictures/100002010000032C000002647AA86A01.png" manifest:media-type="image/png"/>
  <manifest:file-entry manifest:full-path="Pictures/100002010000032C0000026453A5D640.png" manifest:media-type="image/png"/>
  <manifest:file-entry manifest:full-path="Pictures/100002010000032C00000264A6CBF6FA.png" manifest:media-type="image/png"/>
  <manifest:file-entry manifest:full-path="Pictures/100002010000032C0000026436CC6372.png" manifest:media-type="image/png"/>
  <manifest:file-entry manifest:full-path="Pictures/100002010000032C00000264D346AD7C.png" manifest:media-type="image/png"/>
  <manifest:file-entry manifest:full-path="Pictures/100002010000032C0000026442ADA559.png" manifest:media-type="image/png"/>
  <manifest:file-entry manifest:full-path="Pictures/100002010000032C000002643CDDF652.png" manifest:media-type="image/png"/>
  <manifest:file-entry manifest:full-path="Pictures/100002010000032C00000264A8E3A41D.png" manifest:media-type="image/png"/>
  <manifest:file-entry manifest:full-path="Pictures/100002010000032C000002643CCB72EC.png" manifest:media-type="image/png"/>
  <manifest:file-entry manifest:full-path="Pictures/100002010000032C00000264BF86EE66.png" manifest:media-type="image/png"/>
  <manifest:file-entry manifest:full-path="Pictures/100002010000032C00000264774A9FA5.png" manifest:media-type="image/png"/>
  <manifest:file-entry manifest:full-path="Pictures/100002010000032C00000264CC8EF03F.png" manifest:media-type="image/png"/>
  <manifest:file-entry manifest:full-path="Pictures/100002010000032C000002648722A6D7.png" manifest:media-type="image/png"/>
  <manifest:file-entry manifest:full-path="Pictures/100002010000032C0000026400E116D9.png" manifest:media-type="image/png"/>
  <manifest:file-entry manifest:full-path="Pictures/100002010000032C00000264D06FFFF6.png" manifest:media-type="image/png"/>
  <manifest:file-entry manifest:full-path="Pictures/100002010000032C0000026472154938.png" manifest:media-type="image/png"/>
  <manifest:file-entry manifest:full-path="Pictures/100002010000032C00000264DC0AC601.png" manifest:media-type="image/png"/>
  <manifest:file-entry manifest:full-path="Pictures/100002010000032C00000264CAFB167F.png" manifest:media-type="image/png"/>
  <manifest:file-entry manifest:full-path="Pictures/100002010000032C00000264E66C174B.png" manifest:media-type="image/png"/>
  <manifest:file-entry manifest:full-path="Pictures/100002010000032C00000264536CFA57.png" manifest:media-type="image/png"/>
  <manifest:file-entry manifest:full-path="Pictures/100002010000032C0000026452AEEE0E.png" manifest:media-type="image/png"/>
  <manifest:file-entry manifest:full-path="Pictures/100002010000032C00000264D9DC024E.png" manifest:media-type="image/png"/>
  <manifest:file-entry manifest:full-path="Pictures/100002010000032C000002641EAE4F16.png" manifest:media-type="image/png"/>
  <manifest:file-entry manifest:full-path="Pictures/100002010000032C000002644A8A2746.png" manifest:media-type="image/png"/>
  <manifest:file-entry manifest:full-path="Pictures/100002010000032C000002646E2F2D2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6" text:anchor-type="paragraph" svg:x="4.4925in" svg:y="8.6575in" svg:width="6.4134in" svg:height="4.8339in" draw:z-index="5"><draw:image xlink:href="Pictures/100002010000032C00000264DC0AC601.png" xlink:type="simple" xlink:show="embed" xlink:actuate="onLoad"/></draw:frame><draw:frame draw:style-name="fr1" draw:name="graphics5" text:anchor-type="paragraph" svg:x="-0.9146in" svg:y="8.6575in" svg:width="6.3791in" svg:height="4.8075in" draw:z-index="4"><draw:image xlink:href="Pictures/100002010000032C00000264D9DC024E.png" xlink:type="simple" xlink:show="embed" xlink:actuate="onLoad"/></draw:frame><draw:frame draw:style-name="fr1" draw:name="graphics4" text:anchor-type="paragraph" svg:x="4.4917in" svg:y="3.9346in" svg:width="6.4134in" svg:height="4.8339in" draw:z-index="3"><draw:image xlink:href="Pictures/100002010000032C00000264BF86EE66.png" xlink:type="simple" xlink:show="embed" xlink:actuate="onLoad"/></draw:frame><draw:frame draw:style-name="fr1" draw:name="graphics3" text:anchor-type="paragraph" svg:x="-0.7874in" svg:y="3.9346in" svg:width="6.389in" svg:height="4.8154in" draw:z-index="2"><draw:image xlink:href="Pictures/100002010000032C00000264A8E3A41D.png" xlink:type="simple" xlink:show="embed" xlink:actuate="onLoad"/></draw:frame><draw:frame draw:style-name="fr1" draw:name="graphics2" text:anchor-type="paragraph" svg:x="4.4709in" svg:y="-0.7874in" svg:width="6.4339in" svg:height="4.8492in" draw:z-index="1"><draw:image xlink:href="Pictures/100002010000032C000002645F7F39CE.png" xlink:type="simple" xlink:show="embed" xlink:actuate="onLoad"/></draw:frame><draw:frame draw:style-name="fr1" draw:name="graphics1" text:anchor-type="paragraph" svg:x="-0.8917in" svg:y="-0.7874in" svg:width="6.3791in" svg:height="4.8071in" draw:z-index="0"><draw:image xlink:href="Pictures/100002010000032C000002643CCB72EC.png" xlink:type="simple" xlink:show="embed" xlink:actuate="onLoad"/></draw:frame></text:p>
      <text:p text:style-name="P1"><draw:frame draw:style-name="fr1" draw:name="graphics11" text:anchor-type="paragraph" svg:x="-0.7874in" svg:y="8.739in" svg:width="6.3165in" svg:height="4.7602in" draw:z-index="10"><draw:image xlink:href="Pictures/100002010000032C0000026472154938.png" xlink:type="simple" xlink:show="embed" xlink:actuate="onLoad"/></draw:frame><draw:frame draw:style-name="fr1" draw:name="graphics10" text:anchor-type="paragraph" svg:x="4.4693in" svg:y="8.739in" svg:width="6.4354in" svg:height="4.85in" draw:z-index="9"><draw:image xlink:href="Pictures/100002010000032C00000264A6CBF6FA.png" xlink:type="simple" xlink:show="embed" xlink:actuate="onLoad"/></draw:frame><draw:frame draw:style-name="fr1" draw:name="graphics9" text:anchor-type="paragraph" svg:x="4.4717in" svg:y="3.9807in" svg:width="6.4335in" svg:height="4.8484in" draw:z-index="8"><draw:image xlink:href="Pictures/100002010000032C000002646E2F2D2A.png" xlink:type="simple" xlink:show="embed" xlink:actuate="onLoad"/></draw:frame><draw:frame draw:style-name="fr1" draw:name="graphics8" text:anchor-type="paragraph" svg:x="4.5138in" svg:y="-0.7689in" svg:width="6.3909in" svg:height="4.8165in" draw:z-index="7"><draw:image xlink:href="Pictures/100002010000032C00000264D06FFFF6.png" xlink:type="simple" xlink:show="embed" xlink:actuate="onLoad"/></draw:frame><draw:frame draw:style-name="fr1" draw:name="graphics7" text:anchor-type="paragraph" svg:x="-0.7984in" svg:y="-0.7689in" svg:width="6.3028in" svg:height="4.75in" draw:z-index="6"><draw:image xlink:href="Pictures/100002010000032C00000264E66C174B.png" xlink:type="simple" xlink:show="embed" xlink:actuate="onLoad"/></draw:frame></text:p>
      <text:p text:style-name="P1"><draw:frame draw:style-name="fr1" draw:name="graphics17" text:anchor-type="paragraph" svg:x="4.7953in" svg:y="8.6083in" svg:width="6.1098in" svg:height="4.6047in" draw:z-index="16"><draw:image xlink:href="Pictures/100002010000032C000002648722A6D7.png" xlink:type="simple" xlink:show="embed" xlink:actuate="onLoad"/></draw:frame><draw:frame draw:style-name="fr1" draw:name="graphics16" text:anchor-type="paragraph" svg:x="-0.8409in" svg:y="8.6083in" svg:width="6.1091in" svg:height="4.6047in" draw:z-index="15"><draw:image xlink:href="Pictures/100002010000032C00000264536CFA57.png" xlink:type="simple" xlink:show="embed" xlink:actuate="onLoad"/></draw:frame><draw:frame draw:style-name="fr1" draw:name="graphics15" text:anchor-type="paragraph" svg:x="4.75in" svg:y="4.0862in" svg:width="6.1547in" svg:height="4.639in" draw:z-index="14"><draw:image xlink:href="Pictures/100002010000032C000002641EAE4F16.png" xlink:type="simple" xlink:show="embed" xlink:actuate="onLoad"/></draw:frame><draw:frame draw:style-name="fr1" draw:name="graphics14" text:anchor-type="paragraph" svg:x="-0.7717in" svg:y="4.0862in" svg:width="6.1398in" svg:height="4.6272in" draw:z-index="13"><draw:image xlink:href="Pictures/100002010000032C0000026442ADA559.png" xlink:type="simple" xlink:show="embed" xlink:actuate="onLoad"/></draw:frame><draw:frame draw:style-name="fr1" draw:name="graphics13" text:anchor-type="paragraph" svg:x="4.5146in" svg:y="-0.7799in" svg:width="6.3902in" svg:height="4.8161in" draw:z-index="12"><draw:image xlink:href="Pictures/100002010000032C0000026436CC6372.png" xlink:type="simple" xlink:show="embed" xlink:actuate="onLoad"/></draw:frame><draw:frame draw:style-name="fr1" draw:name="graphics12" text:anchor-type="paragraph" svg:x="-0.7874in" svg:y="-0.7799in" svg:width="6.3165in" svg:height="4.7602in" draw:z-index="11"><draw:image xlink:href="Pictures/100002010000032C0000026453A5D640.png" xlink:type="simple" xlink:show="embed" xlink:actuate="onLoad"/></draw:frame></text:p>
      <text:p text:style-name="P1"><draw:frame draw:style-name="fr1" draw:name="graphics22" text:anchor-type="paragraph" svg:x="4.8291in" svg:y="8.2299in" svg:width="6.0756in" svg:height="4.5791in" draw:z-index="21"><draw:image xlink:href="Pictures/100002010000032C000002644A8A2746.png" xlink:type="simple" xlink:show="embed" xlink:actuate="onLoad"/></draw:frame><draw:frame draw:style-name="fr1" draw:name="graphics21" text:anchor-type="paragraph" svg:x="4.8264in" svg:y="3.7272in" svg:width="6.0783in" svg:height="4.5811in" draw:z-index="20"><draw:image xlink:href="Pictures/100002010000032C00000264D346AD7C.png" xlink:type="simple" xlink:show="embed" xlink:actuate="onLoad"/></draw:frame><draw:frame draw:style-name="fr1" draw:name="graphics20" text:anchor-type="paragraph" svg:x="-1.0417in" svg:y="3.7272in" svg:width="6.0783in" svg:height="4.5811in" draw:z-index="19"><draw:image xlink:href="Pictures/100002010000032C000002643CDDF652.png" xlink:type="simple" xlink:show="embed" xlink:actuate="onLoad"/></draw:frame><draw:frame draw:style-name="fr1" draw:name="graphics19" text:anchor-type="paragraph" svg:x="4.8299in" svg:y="-0.7638in" svg:width="6.0752in" svg:height="4.5783in" draw:z-index="18"><draw:image xlink:href="Pictures/100002010000032C00000264CC8EF03F.png" xlink:type="simple" xlink:show="embed" xlink:actuate="onLoad"/></draw:frame><draw:frame draw:style-name="fr1" draw:name="graphics18" text:anchor-type="paragraph" svg:x="-0.7717in" svg:y="-0.7638in" svg:width="6.0744in" svg:height="4.5783in" draw:z-index="17"><draw:image xlink:href="Pictures/100002010000032C0000026452AEEE0E.png" xlink:type="simple" xlink:show="embed" xlink:actuate="onLoad"/></draw:frame><text:line-break/></text:p>
      <text:p text:style-name="P1"><draw:frame draw:style-name="fr1" draw:name="graphics23" text:anchor-type="paragraph" svg:x="-0.7945in" svg:y="-0.7866in" svg:width="6.0681in" svg:height="4.5736in" draw:z-index="22"><draw:image xlink:href="Pictures/100002010000032C000002647AA86A01.png" xlink:type="simple" xlink:show="embed" xlink:actuate="onLoad"/></draw:frame><draw:frame draw:style-name="fr1" draw:name="graphics24" text:anchor-type="paragraph" svg:x="4.8366in" svg:y="-0.7866in" svg:width="6.0681in" svg:height="4.5736in" draw:z-index="23"><draw:image xlink:href="Pictures/100002010000032C00000264CAFB167F.png" xlink:type="simple" xlink:show="embed" xlink:actuate="onLoad"/></draw:frame><draw:frame draw:style-name="fr1" draw:name="graphics25" text:anchor-type="paragraph" svg:x="-0.7874in" svg:y="3.6228in" svg:width="6.0854in" svg:height="4.5866in" draw:z-index="24"><draw:image xlink:href="Pictures/100002010000032C00000264774A9FA5.png" xlink:type="simple" xlink:show="embed" xlink:actuate="onLoad"/></draw:frame><draw:frame draw:style-name="fr1" draw:name="graphics26" text:anchor-type="paragraph" svg:x="4.8193in" svg:y="3.6228in" svg:width="6.0854in" svg:height="4.5866in" draw:z-index="25"><draw:image xlink:href="Pictures/100002010000032C0000026400E116D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S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16.5354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7:17:08</meta:creation-date>
    <dc:date>2014-10-13T17:37:00</dc:date>
    <meta:editing-duration>PT4M2S</meta:editing-duration>
    <meta:editing-cycles>1</meta:editing-cycles>
    <meta:document-statistic meta:table-count="0" meta:image-count="26" meta:object-count="0" meta:page-count="5" meta:paragraph-count="1" meta:word-count="0" meta:character-count="1" meta:non-whitespace-character-count="0"/>
    <meta:generator>LibreOffice/3.5$Linux_x86 LibreOffice_project/350m1$Build-2</meta:generator>
  </office:meta>
</office:document-meta>
</file>